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4.397cm" style:rel-column-width="16383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cba" officeooo:paragraph-rsid="000b6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6cba" officeooo:paragraph-rsid="000b6c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b6c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ДЗ от 5 марта. Сравнение терминов комбинаторики в а<text:span text:style-name="T1">нглийском и русском языках</text:span></text:h>
      <table:table table:name="Таблица1" table:style-name="Таблица1" table:template-name="Default Style">
        <table:table-column table:style-name="Таблица1.A" table:number-columns-repeated="4"/>
        <table:table-row table:style-name="TableLine94020471360048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3">Размещения</text:p>
          </table:table-cell>
          <table:table-cell table:style-name="Таблица1.A1" office:value-type="string">
            <text:p text:style-name="P3">Сочетания</text:p>
          </table:table-cell>
          <table:table-cell table:style-name="Таблица1.D1" office:value-type="string">
            <text:p text:style-name="P3">Перестановки</text:p>
          </table:table-cell>
        </table:table-row>
        <table:table-row table:style-name="TableLine94020471360048">
          <table:table-cell table:style-name="Таблица1.A2" office:value-type="string">
            <text:p text:style-name="P3">Без повоторений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1">permutation</text:p>
          </table:table-cell>
        </table:table-row>
        <table:table-row table:style-name="TableLine94020471360048">
          <table:table-cell table:style-name="Таблица1.A2" office:value-type="string">
            <text:p text:style-name="P3">С повторениям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13:52:51.644216337</meta:creation-date>
    <dc:date>2021-03-11T13:57:25.578504712</dc:date>
    <meta:editing-duration>PT4M35S</meta:editing-duration>
    <meta:editing-cycles>1</meta:editing-cycles>
    <meta:document-statistic meta:table-count="1" meta:image-count="0" meta:object-count="0" meta:page-count="1" meta:paragraph-count="7" meta:word-count="20" meta:character-count="148" meta:non-whitespace-character-count="135"/>
    <meta:generator>LibreOffice/7.1.1.2$Linux_X86_64 LibreOffice_project/10$Build-2</meta:generator>
  </office:meta>
</office:document-meta>
</file>